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Standard">
      <style:text-properties officeooo:rsid="00167792" officeooo:paragraph-rsid="00167792"/>
    </style:style>
    <style:style style:name="P8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text-properties officeooo:rsid="001a4634" officeooo:paragraph-rsid="001a4634"/>
    </style:style>
    <style:style style:name="P14" style:family="paragraph" style:parent-style-name="Standard">
      <style:paragraph-properties fo:text-align="center" style:justify-single-word="false"/>
      <style:text-properties officeooo:rsid="001a4634" officeooo:paragraph-rsid="001a4634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9c19a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a4634" style:font-weight-asian="bold"/>
    </style:style>
    <style:style style:name="T5" style:family="text">
      <style:text-properties officeooo:rsid="00184ce7"/>
    </style:style>
    <style:style style:name="T6" style:family="text">
      <style:text-properties officeooo:rsid="0019c19a"/>
    </style:style>
    <style:style style:name="T7" style:family="text">
      <style:text-properties officeooo:rsid="001a1f5b"/>
    </style:style>
    <style:style style:name="T8" style:family="text">
      <style:text-properties officeooo:rsid="001a4634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7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Revisar caso de uso <text:span text:style-name="T8">gestión de producción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3">Caso de uso gestión de producción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No se aprueba:</text:p>
            <text:p text:style-name="Standard"><text:s text:c="11"/><text:span text:style-name="T8">Caso de uso gestión de producción, será dividido en 3 casos de uso: busca pedido por fecha de entrega, buscar pedido por nombre, modificar estado del pedido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en el desarrollo de software</text:p>
          </table:table-cell>
          <table:table-cell table:style-name="Tabla1.A1" office:value-type="string">
            <text:p text:style-name="P4"><text:span text:style-name="T8">14</text:span>/1<text:span text:style-name="T5">2</text:span>/2018</text:p>
          </table:table-cell>
          <table:table-cell table:style-name="Tabla1.A1" office:value-type="string">
            <text:p text:style-name="P8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14">Análisis caso de uso <text:s/>buscar por fecha</text:p>
          </table:table-cell>
          <table:table-cell table:style-name="Tabla1.A5" office:value-type="string">
            <text:p text:style-name="P8"><text:span text:style-name="T8">14</text:span>/1<text:span text:style-name="T5">2</text:span>/2018</text:p>
          </table:table-cell>
          <table:table-cell table:style-name="Tabla1.A5" office:value-type="string">
            <text:p text:style-name="P8">Team</text:p>
          </table:table-cell>
          <table:table-cell table:style-name="Tabla1.A5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14">Análissi caso de uso buscar <text:soft-page-break/>por fecha</text:p>
          </table:table-cell>
          <table:table-cell table:style-name="Tabla1.A5" office:value-type="string">
            <text:p text:style-name="P14">14/12/2018</text:p>
          </table:table-cell>
          <table:table-cell table:style-name="Tabla1.A5" office:value-type="string">
            <text:p text:style-name="P14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1" text:outline-level="2">Fecha de próxima reunión</text:h>
      <text:p text:style-name="P6"><text:span text:style-name="T6">Viernes</text:span> <text:span text:style-name="T8">14</text:span> de <text:span text:style-name="T5">Diciembre</text:span> del 2018 <text:s/>en Sala <text:span text:style-name="T6">Mancera</text:span> a las 0<text:span text:style-name="T6">8</text:span>:<text:span text:style-name="T6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a4634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T4" style:family="text">
      <style:text-properties fo:color="#000000" fo:font-weight="bold" officeooo:rsid="0019c19a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2</text:span><text:span text:style-name="MT1">/</text:span><text:span text:style-name="MT3">1</text:span><text:span text:style-name="MT4">2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7</meta:editing-cycles>
    <meta:creation-date>2018-10-06T11:07:00</meta:creation-date>
    <dc:date>2019-03-07T23:39:40.598235760</dc:date>
    <meta:editing-duration>PT2H31M19S</meta:editing-duration>
    <meta:generator>LibreOffice/6.0.3.2$Linux_X86_64 LibreOffice_project/00m0$Build-2</meta:generator>
    <meta:document-statistic meta:table-count="1" meta:image-count="0" meta:object-count="0" meta:page-count="2" meta:paragraph-count="44" meta:word-count="143" meta:character-count="938" meta:non-whitespace-character-count="82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